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AF6123EF854911E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B4" style:family="table-cell" style:data-style-name="N0">
      <style:table-cell-properties style:vertical-align="top" fo:padding-left="0.191cm" fo:padding-right="0.191cm" fo:padding-top="0cm" fo:padding-bottom="0cm" fo:border="0.5pt solid #000000" style:writing-mode="lr-tb"/>
    </style:style>
    <style:style style:name="Tabelle1" style:family="table">
      <style:table-properties style:width="17.754cm" fo:margin-left="0.026cm" fo:margin-right="0cm" table:align="margins" style:writing-mode="lr-tb"/>
    </style:style>
    <style:style style:name="Tabelle1.A" style:family="table-column">
      <style:table-column-properties style:column-width="2.037cm" style:rel-column-width="7520*"/>
    </style:style>
    <style:style style:name="Tabelle1.B" style:family="table-column">
      <style:table-column-properties style:column-width="15.716cm" style:rel-column-width="58015*"/>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1.B4" style:family="table-cell" style:data-style-name="N0">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style:writing-mode="lr-tb"/>
    </style:style>
    <style:style style:name="P3" style:family="paragraph" style:parent-style-name="Body">
      <style:paragraph-properties style:writing-mode="lr-tb"/>
      <style:text-properties officeooo:rsid="00536c9d" officeooo:paragraph-rsid="0011b96a"/>
    </style:style>
    <style:style style:name="P4" style:family="paragraph" style:parent-style-name="CellBody">
      <style:paragraph-properties style:snap-to-layout-grid="false"/>
    </style:style>
    <style:style style:name="P5" style:family="paragraph" style:parent-style-name="CellBody">
      <style:paragraph-properties style:snap-to-layout-grid="false"/>
      <style:text-properties officeooo:paragraph-rsid="000b4ae3"/>
    </style:style>
    <style:style style:name="P6" style:family="paragraph" style:parent-style-name="CellBody">
      <style:text-properties officeooo:rsid="000a64c6" officeooo:paragraph-rsid="000a64c6"/>
    </style:style>
    <style:style style:name="P7" style:family="paragraph" style:parent-style-name="CellBody">
      <style:paragraph-properties style:snap-to-layout-grid="false"/>
      <style:text-properties officeooo:rsid="000b4ae3" officeooo:paragraph-rsid="000b4ae3"/>
    </style:style>
    <style:style style:name="P8" style:family="paragraph" style:parent-style-name="CellBody">
      <style:paragraph-properties fo:keep-with-next="always" style:snap-to-layout-grid="false"/>
    </style:style>
    <style:style style:name="P9" style:family="paragraph" style:parent-style-name="CellBody">
      <style:paragraph-properties fo:keep-with-next="always" style:snap-to-layout-grid="false"/>
      <style:text-properties officeooo:paragraph-rsid="000b4ae3"/>
    </style:style>
    <style:style style:name="P10" style:family="paragraph" style:parent-style-name="CellBody">
      <style:paragraph-properties fo:keep-with-next="always" style:snap-to-layout-grid="false"/>
      <style:text-properties officeooo:rsid="000b4ae3" officeooo:paragraph-rsid="000b4ae3"/>
    </style:style>
    <style:style style:name="P11" style:family="paragraph" style:parent-style-name="CellHeading">
      <style:paragraph-properties fo:text-align="center" style:justify-single-word="false" fo:keep-with-next="always" style:snap-to-layout-grid="false"/>
      <style:text-properties fo:language="fr" fo:country="FR"/>
    </style:style>
    <style:style style:name="P12" style:family="paragraph" style:parent-style-name="Body">
      <style:text-properties fo:language="en" fo:country="GB"/>
    </style:style>
    <style:style style:name="P13" style:family="paragraph" style:parent-style-name="Body">
      <style:text-properties officeooo:rsid="000dec1f" officeooo:paragraph-rsid="000dec1f"/>
    </style:style>
    <style:style style:name="P14" style:family="paragraph" style:parent-style-name="Body">
      <style:text-properties officeooo:paragraph-rsid="0010126e"/>
    </style:style>
    <style:style style:name="P15" style:family="paragraph" style:parent-style-name="Body">
      <style:text-properties officeooo:rsid="0011b96a" officeooo:paragraph-rsid="0011b96a"/>
    </style:style>
    <style:style style:name="P16" style:family="paragraph" style:parent-style-name="Abstract">
      <style:text-properties fo:font-size="16pt" fo:font-weight="bold" style:font-size-asian="16pt" style:font-weight-asian="bold"/>
    </style:style>
    <style:style style:name="P17" style:family="paragraph" style:parent-style-name="Standard">
      <style:text-properties fo:color="#ff0000" fo:font-style="italic" fo:font-weight="bold" style:font-style-asian="italic" style:font-weight-asian="bold"/>
    </style:style>
    <style:style style:name="P18" style:family="paragraph" style:parent-style-name="Document_20_Title" style:master-page-name="First_20_Page">
      <style:paragraph-properties style:page-number="auto"/>
      <style:text-properties fo:font-size="10pt" fo:font-style="italic" style:font-size-asian="10pt" style:font-style-asian="italic"/>
    </style:style>
    <style:style style:name="P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Heading_20_1">
      <style:paragraph-properties fo:break-before="page"/>
      <style:text-properties fo:language="fr" fo:country="FR"/>
    </style:style>
    <style:style style:name="P22" style:family="paragraph" style:parent-style-name="Body" style:list-style-name="L1"/>
    <style:style style:name="P23" style:family="paragraph" style:parent-style-name="Body" style:list-style-name="L2">
      <style:text-properties officeooo:rsid="0013ac1b" officeooo:paragraph-rsid="0013ac1b"/>
    </style:style>
    <style:style style:name="P24" style:family="paragraph" style:parent-style-name="Body" style:list-style-name="L1">
      <style:paragraph-properties style:writing-mode="lr-tb"/>
    </style:style>
    <style:style style:name="P25" style:family="paragraph" style:parent-style-name="Body" style:list-style-name="L1">
      <style:paragraph-properties style:writing-mode="lr-tb"/>
      <style:text-properties officeooo:rsid="0013ac1b" officeooo:paragraph-rsid="0013ac1b"/>
    </style:style>
    <style:style style:name="P26" style:family="paragraph" style:parent-style-name="Heading_20_2">
      <style:text-properties fo:language="fr" fo:country="FR"/>
    </style:style>
    <style:style style:name="P27" style:family="paragraph" style:parent-style-name="Heading_20_2">
      <style:text-properties officeooo:rsid="0011b96a" officeooo:paragraph-rsid="0011b96a"/>
    </style:style>
    <style:style style:name="P28" style:family="paragraph" style:parent-style-name="Heading_20_2">
      <style:text-properties officeooo:paragraph-rsid="000b4ae3"/>
    </style:style>
    <style:style style:name="T1" style:family="text">
      <style:text-properties officeooo:rsid="0011b96a"/>
    </style:style>
    <style:style style:name="T2" style:family="text">
      <style:text-properties fo:font-size="14pt" fo:font-weight="normal" style:font-size-asian="14pt" style:font-weight-asian="normal"/>
    </style:style>
    <style:style style:name="T3" style:family="text">
      <style:text-properties fo:font-size="14pt" fo:font-weight="normal" officeooo:rsid="0011b96a" style:font-size-asian="14pt" style:font-weight-asian="normal"/>
    </style:style>
    <style:style style:name="T4" style:family="text">
      <style:text-properties style:font-name="Courier New"/>
    </style:style>
    <style:style style:name="T5" style:family="text">
      <style:text-properties officeooo:rsid="000a64c6"/>
    </style:style>
    <style:style style:name="T6" style:family="text">
      <style:text-properties officeooo:rsid="000c2437"/>
    </style:style>
    <style:style style:name="T7" style:family="text">
      <style:text-properties officeooo:rsid="0010126e"/>
    </style:style>
    <style:style style:name="T8" style:family="text">
      <style:text-properties officeooo:rsid="00a31936"/>
    </style:style>
    <style:style style:name="T9" style:family="text">
      <style:text-properties officeooo:rsid="0013ac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2" draw:name="graphics1" text:anchor-type="paragraph" svg:width="17.78cm" svg:height="7.893cm" draw:z-index="0"><draw:image xlink:href="Pictures/1000020100000427000001D8AF6123EF854911E1.png" xlink:type="simple" xlink:show="embed" xlink:actuate="onLoad" loext:mime-type="image/png"/></draw:frame></text:p>
      <text:p text:style-name="Document_20_Title"><text:user-defined style:data-style-name="N0" text:name="RFP Title">RFP 196 OSGi Connect</text:user-defined></text:p>
      <text:p text:style-name="Document_20_Title"><text:span text:style-name="T3">Draft</text:span><text:span text:style-name="T2"><text:line-break/><text:line-break/></text:span><text:span text:style-name="T2"><text:page-count style:num-format="1">6</text:page-count></text:span><text:span text:style-name="T2"> Pages</text:span></text:p>
      <text:p text:style-name="P16">Abstract</text:p>
      <text:p text:style-name="Abstract">Discusses the needs for a specification that would make <text:span text:style-name="T1">code and services from outside of an OSGi framework available to OSGi and vice versa</text:span>.</text:p>
      <text:h text:style-name="P21" text:outline-level="1" text:restart-numbering="true" text:start-value="-1"><text:bookmark-start text:name="__RefHeading___Toc416_4249349373"/>Document Information<text:bookmark-end text:name="__RefHeading___Toc416_4249349373"/></text:h>
      <text:h text:style-name="P26" text:outline-level="2"><text:bookmark-start text:name="__RefHeading___Toc418_4249349373"/>Table of Contents<text:bookmark-end text:name="__RefHeading___Toc418_4249349373"/></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text:s/>Document Information<text:tab/>2</text:p>
          <text:p text:style-name="P20">0.1 <text:s/>Table of Contents<text:tab/>2</text:p>
          <text:p text:style-name="P20">0.2 <text:s/>Terminology and Document Conventions<text:tab/>2</text:p>
          <text:p text:style-name="P20">0.3 <text:s/>Revision History<text:tab/>3</text:p>
          <text:p text:style-name="P19">1 <text:s/>Introduction<text:tab/>3</text:p>
          <text:p text:style-name="P19">2 <text:s/>Application Domain<text:tab/>3</text:p>
          <text:p text:style-name="P20">2.1 <text:s/>Terminology + Abbreviations<text:tab/>4</text:p>
          <text:p text:style-name="P19">3 <text:s/>Problem Description<text:tab/>4</text:p>
          <text:p text:style-name="P19">4 <text:s/>Use Cases<text:tab/>4</text:p>
          <text:p text:style-name="P20">4.1 <text:s/>bnd in Ant and Maven<text:tab/>4</text:p>
          <text:p text:style-name="P20">4.2 <text:s/>WARs<text:tab/>4</text:p>
          <text:p text:style-name="P20">4.3 <text:s/>Application Frameworks<text:tab/>5</text:p>
          <text:p text:style-name="P20">4.4 <text:s/>Build a hybrid OSGi-JPMS application (from RFP-190)<text:tab/>5</text:p>
          <text:p text:style-name="P20">4.5 <text:s/>Applications with a flat classpath<text:tab/>5</text:p>
          <text:p text:style-name="P19">5 <text:s/>Requirements<text:tab/>5</text:p>
          <text:p text:style-name="P20">5.1 <text:s/>Basic<text:tab/>5</text:p>
          <text:p text:style-name="P20">5.2 <text:s/>Connect Bundle<text:tab/>5</text:p>
          <text:p text:style-name="P19">6 <text:s/>Document Support<text:tab/>6</text:p>
          <text:p text:style-name="P20">6.1 <text:s/>References<text:tab/>6</text:p>
          <text:p text:style-name="P20">6.2 <text:s/>Author’s Address<text:tab/>6</text:p>
          <text:p text:style-name="P20">6.3 <text:s/>End of Document<text:tab/>6</text:p>
        </text:index-body>
      </text:table-of-content>
      <text:p text:style-name="Body"/>
      <text:h text:style-name="Heading_20_2" text:outline-level="2"><text:bookmark-start text:name="__RefHeading___Toc420_4249349373"/>Terminology and Document Conventions<text:bookmark-end text:name="__RefHeading___Toc420_4249349373"/></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text:bookmark-start text:name="__RefHeading___Toc422_4249349373"/><text:soft-page-break/>Revision History<text:bookmark-end text:name="__RefHeading___Toc422_4249349373"/></text:h>
      <text:p text:style-name="P1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P6">2019-05-29</text:p>
          </table:table-cell>
          <table:table-cell table:style-name="Table1.C1" office:value-type="string">
            <text:p text:style-name="CellBody"><text:span text:style-name="T5">Carsten Ziegeler</text:span>, Initial draft <text:span text:style-name="T5">based on RFP-143 and F2F discussion in Chicago</text:span></text:p>
          </table:table-cell>
        </table:table-row>
        <table:table-row table:style-name="Table1.2">
          <table:table-cell table:style-name="Table1.A3" office:value-type="string">
            <text:p text:style-name="CellBody"/>
          </table:table-cell>
          <table:table-cell table:style-name="Table1.B3">
            <text:p text:style-name="CellBody"/>
          </table:table-cell>
          <table:table-cell table:style-name="Table1.C3" office:value-type="string">
            <text:p text:style-name="CellBody"/>
          </table:table-cell>
        </table:table-row>
      </table:table>
      <text:p text:style-name="Body"/>
      <text:h text:style-name="Heading_20_1" text:outline-level="1"><text:bookmark-start text:name="__RefHeading___Toc424_4249349373"/>Introduction<text:bookmark-end text:name="__RefHeading___Toc424_4249349373"/></text:h>
      <text:p text:style-name="Body">This RFP discusses the needs for an OSGi Framework <text:span text:style-name="T6">to use modules which are not controlled by the framework. This a</text:span>llows <text:span text:style-name="T6">to connect the OSGi Framework with code and services from the outside world like jars on a classpath.</text:span></text:p>
      <text:p text:style-name="Body"><text:span text:style-name="T6">Parts of this</text:span> work w<text:span text:style-name="T6">ere</text:span> first explored <text:span text:style-name="T6">in RFP-143 OSGiConnect. Although RFP-143 got accepted it never made it into an RFC. This RFP is taking the basic ideas and generalizing it to allow for an adjusted set of use cases.</text:span></text:p>
      <text:h text:style-name="Heading_20_1" text:outline-level="1"><text:bookmark-start text:name="__RefHeading___Toc426_4249349373"/>Application Domain<text:bookmark-end text:name="__RefHeading___Toc426_4249349373"/></text:h>
      <text:p text:style-name="Body">The OSGi framework consists of a number of layers where the module layer is by far the largest and most complex. This layer has shown to be very useful for large and complex applications that require side by side versioning and encapsulation of their classes.</text:p>
      <text:p text:style-name="P13">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which class space is managed outside of OSGi. </text:p>
      <text:p text:style-name="P13">At the same time, functionality running outside of OSGi is not able to benefit from the rich service model of OSGi in a standardized way.</text:p>
      <text:h text:style-name="Heading_20_2" text:outline-level="2"><text:bookmark-start text:name="__RefHeading___Toc428_4249349373"/><text:soft-page-break/>Terminology + Abbreviations<text:bookmark-end text:name="__RefHeading___Toc428_4249349373"/></text:h>
      <text:p text:style-name="Body">OSGi Connect – Working name given to this effort.</text:p>
      <text:p text:style-name="P15">Connect Bundle – A connect bundle is a module provided from outside of the OSGi framework and represented within the OSGi framework as a bundle. A connect bundle is usually already fully wired and can’t be changed at runtime. Apart from that it can function as a proper bundle but might have some limitations with respect to class loading and isolation which need to be defined during the specification process.</text:p>
      <text:h text:style-name="Heading_20_1" text:outline-level="1"><text:bookmark-start text:name="__RefHeading___Toc430_4249349373"/>Problem Description<text:bookmark-end text:name="__RefHeading___Toc430_4249349373"/></text:h>
      <text:p text:style-name="P14">There is a need for a solution that allows Java developers to <text:span text:style-name="T7">connect the OSGi service and module model to code and services running outside of the OSGi framework. This opens up OSGi to “normal” Java applications and allows to use OSGi functionality for dedicated use cases. At the same time, OSGi gets access to the outer world and is not losing any of its functionality and benefits.</text:span></text:p>
      <text:h text:style-name="Heading_20_1" text:outline-level="1"><text:bookmark-start text:name="__RefHeading___Toc432_4249349373"/>Use Cases<text:bookmark-end text:name="__RefHeading___Toc432_4249349373"/></text:h>
      <text:h text:style-name="Heading_20_2" text:outline-level="2"><text:bookmark-start text:name="__RefHeading___Toc434_4249349373"/>bnd in Ant and Maven<text:bookmark-end text:name="__RefHeading___Toc434_4249349373"/></text:h>
      <text:p text:style-name="Body">bnd, the OSGi tool to make manifests, is an eclipse plugin, an ant task, a bundle, and a command line utility. Because it has to run inside Ant and Maven it cannot rely on the presence of an OSGi framework. For this reason, it sadly implements a plugin model based on class loaders. If a <text:span text:style-name="T1">(</text:span>light weight<text:span text:style-name="T1">)</text:span> OSGi was available that provided the OSGi service registry <text:span text:style-name="T1">to outside code to allow to isolate bnd plugins</text:span> then bnd could carry this OSGi Connect in its Ant task and Maven plugin.</text:p>
      <text:h text:style-name="Heading_20_2" text:outline-level="2"><text:bookmark-start text:name="__RefHeading___Toc436_4249349373"/>WARs<text:bookmark-end text:name="__RefHeading___Toc436_4249349373"/></text:h>
      <text:p text:style-name="Body">The Java EE is a highly popular format for deploying web applications. The different servlet bridges have made it possible to use OSGi inside the WARs but especially in Java EE based applications the class loading issues are prevalent. An OSGi Connect could be triggered when a servlet is loaded and thereby activating all “bundles” and let them collaborate through the service registry.</text:p>
      <text:h text:style-name="Heading_20_2" text:outline-level="2"><text:bookmark-start text:name="__RefHeading___Toc438_4249349373"/><text:soft-page-break/>Application Frameworks<text:bookmark-end text:name="__RefHeading___Toc438_4249349373"/></text:h>
      <text:p text:style-name="P2">Numerous application frameworks exist to provide convenient access to various services ranging from parsing, logging, and security to web access and persistence. The popularity or usefulness of a given framework could lead it to be adopted and even relied upon by an application. Unfortunately, some frameworks have intrinsic dependencies and built-in assumptions about the classloader environment. In some cases these frameworks will not function correctly in OSGi. OSGi Connect is one way to enable applications to <text:span text:style-name="T1">use</text:span> some of the benefits of OSGi services <text:span text:style-name="T1">and modules</text:span>, but still be able to make use of existing frameworks.</text:p>
      <text:h text:style-name="P27" text:outline-level="2"><text:bookmark-start text:name="__RefHeading___Toc440_4249349373"/>Build a hybrid OSGi-JPMS application<text:bookmark-end text:name="__RefHeading___Toc440_4249349373"/></text:h>
      <text:p text:style-name="P3">A <text:span text:style-name="T8">Java application may have some of it’s functionality implemented as bundles and another part implemented as modules.</text:span> It should be possible to <text:span text:style-name="T1">use JPMS modules within an OSGi framework</text:span>.</text:p>
      <text:h text:style-name="P27" text:outline-level="2"><text:bookmark-start text:name="__RefHeading___Toc439_1604974240"/>Applications with a flat classpath<text:bookmark-end text:name="__RefHeading___Toc439_1604974240"/></text:h>
      <text:p text:style-name="P15">In some scenarios its common to package a Java application as a single jar with all the jars embedded. Usually a custom classloader is used to add all embedded jars to the classpath and then the application is launched. In these scenarios all jars/modules are already on the classpath and a contained OSGi framework does not need to provide module isolation and can directly use the jars as bundles, still providing most of the OSGi functionality.</text:p>
      <text:h text:style-name="Heading_20_1" text:outline-level="1"><text:bookmark-start text:name="__RefHeading___Toc442_4249349373"/>Requirements<text:bookmark-end text:name="__RefHeading___Toc442_4249349373"/></text:h>
      <text:h text:style-name="Heading_20_2" text:outline-level="2"><text:bookmark-start text:name="__RefHeading___Toc444_4249349373"/>Basic<text:bookmark-end text:name="__RefHeading___Toc444_4249349373"/></text:h>
      <text:list xml:id="list3359900973" text:style-name="L1">
        <text:list-item>
          <text:p text:style-name="P22">BA00<text:span text:style-name="T9">10</text:span> – <text:span text:style-name="T9">It must be possible to install Connect Bundles. A connect bundle is an entity that is already on the class path of the framework.</text:span></text:p>
        </text:list-item>
        <text:list-item>
          <text:p text:style-name="P24">BA002<text:span text:style-name="T9">0</text:span> – <text:span text:style-name="T9">It must be possible to add, update and remove services to/from the service registry from the outside of the framework.</text:span></text:p>
        </text:list-item>
        <text:list-item>
          <text:p text:style-name="P25">BA0030 – It must be possible to use OSGi services implementing an API provided by a Connect Bundle outside of the OSGi framework.</text:p>
        </text:list-item>
      </text:list>
      <text:h text:style-name="Heading_20_2" text:outline-level="2"><text:bookmark-start text:name="__RefHeading___Toc441_1604974240"/>Connect Bundle<text:bookmark-end text:name="__RefHeading___Toc441_1604974240"/></text:h>
      <text:list xml:id="list873161554" text:style-name="L2">
        <text:list-item>
          <text:p text:style-name="P23">CB0010 – It must be possible to provide the class loader for a connect bundle.</text:p>
        </text:list-item>
        <text:list-item>
          <text:p text:style-name="P23">CB0020 – It must be possible to provide the wiring information of a connect bundle.</text:p>
        </text:list-item>
        <text:list-item>
          <text:p text:style-name="P23">CB0030 – It must be possible to provide the manifest header of a connect bundle.</text:p>
        </text:list-item>
        <text:list-item>
          <text:p text:style-name="P23">CB0040 – It must be possible to provide the resources/entries of a connect bundle.</text:p>
        </text:list-item>
        <text:list-item>
          <text:p text:style-name="P23"><text:soft-page-break/>CB0050 – Connect bundles must be treated and behave like any other bundle except for a limited set of functionality that is not supported in this case.</text:p>
        </text:list-item>
      </text:list>
      <text:h text:style-name="Heading_20_1" text:outline-level="1"><text:bookmark-start text:name="__RefHeading___Toc446_4249349373"/>Document Support<text:bookmark-end text:name="__RefHeading___Toc446_4249349373"/></text:h>
      <text:h text:style-name="Heading_20_2" text:outline-level="2"><text:bookmark-start text:name="__RefHeading___Toc448_4249349373"/>References<text:bookmark-end text:name="__RefHeading___Toc448_4249349373"/></text:h>
      <text:list xml:id="list411252560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17"/>
      <text:h text:style-name="Heading_20_2" text:outline-level="2"><text:bookmark-start text:name="__RefHeading___Toc450_4249349373"/>Author’s Address<text:bookmark-end text:name="__RefHeading___Toc450_4249349373"/></text:h>
      <text:p text:style-name="Body"/>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10">Carsten Ziegeler</text:p>
          </table:table-cell>
        </table:table-row>
        <table:table-row table:style-name="Table2.1">
          <table:table-cell table:style-name="Table2.A1" office:value-type="string">
            <text:p text:style-name="P8">Company</text:p>
          </table:table-cell>
          <table:table-cell table:style-name="Table2.B1" office:value-type="string">
            <text:p text:style-name="P10">Adobe</text:p>
          </table:table-cell>
        </table:table-row>
        <table:table-row table:style-name="Table2.1">
          <table:table-cell table:style-name="Table2.A1" office:value-type="string">
            <text:p text:style-name="P8">Address</text:p>
          </table:table-cell>
          <table:table-cell table:style-name="Table2.B1" office:value-type="string">
            <text:p text:style-name="P8"/>
          </table:table-cell>
        </table:table-row>
        <table:table-row table:style-name="Table2.1">
          <table:table-cell table:style-name="Table2.A1" office:value-type="string">
            <text:p text:style-name="P8">Voice</text:p>
          </table:table-cell>
          <table:table-cell table:style-name="Table2.B4">
            <text:p text:style-name="P8"/>
          </table:table-cell>
        </table:table-row>
        <table:table-row table:style-name="Table2.1">
          <table:table-cell table:style-name="Table2.A1" office:value-type="string">
            <text:p text:style-name="P4">e-mail</text:p>
          </table:table-cell>
          <table:table-cell table:style-name="Table2.B1" office:value-type="string">
            <text:p text:style-name="P7">cziegele@adobe.com</text:p>
          </table:table-cell>
        </table:table-row>
      </table:table>
      <text:p text:style-name="Body"/>
      <table:table table:name="Tabelle1" table:style-name="Tabelle1">
        <table:table-column table:style-name="Tabelle1.A"/>
        <table:table-column table:style-name="Tabelle1.B"/>
        <table:table-row table:style-name="Tabelle1.1">
          <table:table-cell table:style-name="Tabelle1.A1" office:value-type="string">
            <text:p text:style-name="P9">Name</text:p>
          </table:table-cell>
          <table:table-cell table:style-name="Tabelle1.B1" office:value-type="string">
            <text:p text:style-name="P10">Karl Pauls</text:p>
          </table:table-cell>
        </table:table-row>
        <table:table-row table:style-name="Tabelle1.1">
          <table:table-cell table:style-name="Tabelle1.A1" office:value-type="string">
            <text:p text:style-name="P9">Company</text:p>
          </table:table-cell>
          <table:table-cell table:style-name="Tabelle1.B1" office:value-type="string">
            <text:p text:style-name="P10">Adobe</text:p>
          </table:table-cell>
        </table:table-row>
        <table:table-row table:style-name="Tabelle1.1">
          <table:table-cell table:style-name="Tabelle1.A1" office:value-type="string">
            <text:p text:style-name="P9">Address</text:p>
          </table:table-cell>
          <table:table-cell table:style-name="Tabelle1.B1" office:value-type="string">
            <text:p text:style-name="P9"/>
          </table:table-cell>
        </table:table-row>
        <table:table-row table:style-name="Tabelle1.1">
          <table:table-cell table:style-name="Tabelle1.A1" office:value-type="string">
            <text:p text:style-name="P9">Voice</text:p>
          </table:table-cell>
          <table:table-cell table:style-name="Tabelle1.B4">
            <text:p text:style-name="P9"/>
          </table:table-cell>
        </table:table-row>
        <table:table-row table:style-name="Tabelle1.1">
          <table:table-cell table:style-name="Tabelle1.A1" office:value-type="string">
            <text:p text:style-name="P5">e-mail</text:p>
          </table:table-cell>
          <table:table-cell table:style-name="Tabelle1.B1" office:value-type="string">
            <text:p text:style-name="P7">kpauls@adobe.com</text:p>
          </table:table-cell>
        </table:table-row>
      </table:table>
      <text:h text:style-name="P28" text:outline-level="2"><text:bookmark-start text:name="__RefHeading___Toc452_4249349373"/>End of Document<text:bookmark-end text:name="__RefHeading___Toc452_4249349373"/></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T1" style:family="text">
      <style:text-properties officeooo:rsid="0011b96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5"><draw:image xlink:href="Pictures/1000020100000427000001D8AF6123EF854911E1.png" xlink:type="simple" xlink:show="embed" xlink:actuate="onLoad" loext:mime-type="image/png"/></draw:frame><text:tab/><text:user-defined style:data-style-name="N0" text:name="RFP Title">RFP 196 OSGi Connect</text:user-defined><text:tab/>Page <text:page-number text:select-page="current">4</text:page-number><text:s/>of <text:page-count style:num-format="1">6</text:page-count></text:p>
        <text:p text:style-name="Header"/>
        <text:p text:style-name="Header"><text:tab/><text:span text:style-name="MT1">Draft</text:span><text:tab/><text:modification-date style:data-style-name="N76">May 31, 2019</text:modification-date></text:p>
      </style:header>
      <style:footer>
        <text:p text:style-name="Footer">Copyright © <text:user-defined style:data-style-name="N0" text:name="Company">OSGi Alliance</text:user-defined><text:s/><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creation-date>2011-03-30T10:07:33</meta:creation-date>
    <meta:editing-cycles>45</meta:editing-cycles>
    <meta:editing-duration>P1DT3H49M31S</meta:editing-duration>
    <meta:initial-creator>Peter Kriens</meta:initial-creator>
    <dc:date>2019-05-31T13:26:33.374000000</dc:date>
    <meta:document-statistic meta:table-count="3" meta:image-count="2" meta:object-count="0" meta:page-count="6" meta:paragraph-count="100" meta:word-count="1241" meta:character-count="7299" meta:non-whitespace-character-count="6154"/>
    <meta:user-defined meta:name="Company">OSGi Alliance</meta:user-defined>
    <meta:user-defined meta:name="Info 3"/>
    <meta:user-defined meta:name="Info 4"/>
    <meta:user-defined meta:name="RFP Title">RFP 196 OSGi Connect</meta:user-defined>
  </office:meta>
</office:document-meta>
</file>